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8791in" svg:y="1.4091in">
            <draw:object draw:notify-on-update-of-ranges="Sheet1.B3:Sheet1.B8 Sheet1.A1:Sheet1.A1 Sheet1.A3:Sheet1.A8 Sheet1.D3:Sheet1.D8 Sheet1.C1:Sheet1.C1 Sheet1.C3:Sheet1.C8 Sheet1.F3:Sheet1.F8 Sheet1.E1:Sheet1.E1 Sheet1.E3:Sheet1.E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0.2898in" svg:y="1.6398in">
            <draw:object draw:notify-on-update-of-ranges="Sheet1.E3:Sheet1.E8 Sheet1.A3:Sheet1.A8 Sheet1.A1:Sheet1.A1 Sheet1.B3:Sheet1.B8 Sheet1.C3:Sheet1.C8 Sheet1.C1:Sheet1.C1 Sheet1.D3:Sheet1.D8 Sheet1.E3:Sheet1.E8 Sheet1.E1:Sheet1.E1 Sheet1.F3:Sheet1.F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gion 1</text:p>
          </table:table-cell>
          <table:covered-table-cell/>
          <table:table-cell table:style-name="ce1" office:value-type="string" calcext:value-type="string" table:number-columns-spanned="2" table:number-rows-spanned="1">
            <text:p>Region 2</text:p>
          </table:table-cell>
          <table:covered-table-cell/>
          <table:table-cell table:style-name="ce1" office:value-type="string" calcext:value-type="string" table:number-columns-spanned="2" table:number-rows-spanned="1">
            <text:p>Region 3</text:p>
          </table:table-cell>
          <table:covered-table-cell/>
        </table:table-row>
        <table:table-row table:style-name="ro1"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999.89" calcext:value-type="float">
            <text:p>999.89</text:p>
          </table:table-cell>
          <table:table-cell office:value-type="float" office:value="39.79" calcext:value-type="float">
            <text:p>39.79</text:p>
          </table:table-cell>
          <table:table-cell office:value-type="float" office:value="997.36" calcext:value-type="float">
            <text:p>997.36</text:p>
          </table:table-cell>
          <table:table-cell office:value-type="float" office:value="63.11" calcext:value-type="float">
            <text:p>63.11</text:p>
          </table:table-cell>
          <table:table-cell office:value-type="float" office:value="999.4" calcext:value-type="float">
            <text:p>999.4</text:p>
          </table:table-cell>
          <table:table-cell office:value-type="float" office:value="59.22" calcext:value-type="float">
            <text:p>59.22</text:p>
          </table:table-cell>
        </table:table-row>
        <table:table-row table:style-name="ro1">
          <table:table-cell office:value-type="float" office:value="1992.68" calcext:value-type="float">
            <text:p>1992.68</text:p>
          </table:table-cell>
          <table:table-cell office:value-type="float" office:value="99.58" calcext:value-type="float">
            <text:p>99.58</text:p>
          </table:table-cell>
          <table:table-cell office:value-type="float" office:value="1994.29" calcext:value-type="float">
            <text:p>1994.29</text:p>
          </table:table-cell>
          <table:table-cell office:value-type="float" office:value="129.37" calcext:value-type="float">
            <text:p>129.37</text:p>
          </table:table-cell>
          <table:table-cell office:value-type="float" office:value="1984.23" calcext:value-type="float">
            <text:p>1984.23</text:p>
          </table:table-cell>
          <table:table-cell office:value-type="float" office:value="119.51" calcext:value-type="float">
            <text:p>119.51</text:p>
          </table:table-cell>
        </table:table-row>
        <table:table-row table:style-name="ro1">
          <table:table-cell office:value-type="float" office:value="2989.61" calcext:value-type="float">
            <text:p>2989.61</text:p>
          </table:table-cell>
          <table:table-cell office:value-type="float" office:value="142.05" calcext:value-type="float">
            <text:p>142.05</text:p>
          </table:table-cell>
          <table:table-cell office:value-type="float" office:value="2997.77" calcext:value-type="float">
            <text:p>2997.77</text:p>
          </table:table-cell>
          <table:table-cell office:value-type="float" office:value="195.04" calcext:value-type="float">
            <text:p>195.04</text:p>
          </table:table-cell>
          <table:table-cell office:value-type="float" office:value="2979.87" calcext:value-type="float">
            <text:p>2979.87</text:p>
          </table:table-cell>
          <table:table-cell office:value-type="float" office:value="180.71" calcext:value-type="float">
            <text:p>180.71</text:p>
          </table:table-cell>
        </table:table-row>
        <table:table-row table:style-name="ro1">
          <table:table-cell office:value-type="float" office:value="3989.43" calcext:value-type="float">
            <text:p>3989.43</text:p>
          </table:table-cell>
          <table:table-cell office:value-type="float" office:value="208.59" calcext:value-type="float">
            <text:p>208.59</text:p>
          </table:table-cell>
          <table:table-cell office:value-type="float" office:value="3986.17" calcext:value-type="float">
            <text:p>3986.17</text:p>
          </table:table-cell>
          <table:table-cell office:value-type="float" office:value="279.63" calcext:value-type="float">
            <text:p>279.63</text:p>
          </table:table-cell>
          <table:table-cell office:value-type="float" office:value="3977.46" calcext:value-type="float">
            <text:p>3977.46</text:p>
          </table:table-cell>
          <table:table-cell office:value-type="float" office:value="241.8" calcext:value-type="float">
            <text:p>241.8</text:p>
          </table:table-cell>
        </table:table-row>
        <table:table-row table:style-name="ro1">
          <table:table-cell office:value-type="float" office:value="4961.06" calcext:value-type="float">
            <text:p>4961.06</text:p>
          </table:table-cell>
          <table:table-cell office:value-type="float" office:value="321.16" calcext:value-type="float">
            <text:p>321.16</text:p>
          </table:table-cell>
          <table:table-cell office:value-type="float" office:value="4966.69" calcext:value-type="float">
            <text:p>4966.69</text:p>
          </table:table-cell>
          <table:table-cell office:value-type="float" office:value="345.68" calcext:value-type="float">
            <text:p>345.68</text:p>
          </table:table-cell>
          <table:table-cell office:value-type="float" office:value="4964.88" calcext:value-type="float">
            <text:p>4964.88</text:p>
          </table:table-cell>
          <table:table-cell office:value-type="float" office:value="322.97" calcext:value-type="float">
            <text:p>322.97</text:p>
          </table:table-cell>
        </table:table-row>
        <table:table-row table:style-name="ro1">
          <table:table-cell office:value-type="float" office:value="5282.82" calcext:value-type="float">
            <text:p>5282.82</text:p>
          </table:table-cell>
          <table:table-cell office:value-type="float" office:value="362.89" calcext:value-type="float">
            <text:p>362.89</text:p>
          </table:table-cell>
          <table:table-cell office:value-type="float" office:value="5959.62" calcext:value-type="float">
            <text:p>5959.62</text:p>
          </table:table-cell>
          <table:table-cell office:value-type="float" office:value="433.19" calcext:value-type="float">
            <text:p>433.19</text:p>
          </table:table-cell>
          <table:table-cell office:value-type="float" office:value="5179.85" calcext:value-type="float">
            <text:p>5179.85</text:p>
          </table:table-cell>
          <table:table-cell office:value-type="float" office:value="373.26" calcext:value-type="float">
            <text:p>373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9">00/00/0000</text:date>, <text:time style:data-style-name="N2" text:time-value="20:44:14.2539527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1:17:43.097809976</meta:creation-date>
    <dc:date>2022-07-09T21:36:24.063784680</dc:date>
    <meta:editing-duration>PT2H46M34S</meta:editing-duration>
    <meta:editing-cycles>5</meta:editing-cycles>
    <meta:generator>LibreOffice/7.3.3.2$Linux_X86_64 LibreOffice_project/d1d0ea68f081ee2800a922cac8f79445e4603348</meta:generator>
    <meta:document-statistic meta:table-count="1" meta:cell-count="45" meta:object-count="2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width="0.051cm" svg:stroke-color="#b3b3b3" draw:fill="none" draw:fill-color="#e6e6e6"/>
      <style:text-properties fo:font-family="'Roboto Medium'" style:font-style-name="Regular"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85cm" svg:y="0.316cm" chart:style-name="ch2">
          <text:p>Waste VS Distance</text:p>
        </chart:title>
        <chart:subtitle svg:x="6.303cm" svg:y="1.275cm" chart:style-name="ch3">
          <text:p>For restricted case</text:p>
        </chart:subtitle>
        <chart:legend chart:legend-position="end" svg:x="13.005cm" svg:y="3.995cm" style:legend-expansion="custom" svg:width="2.483cm" svg:height="1.594cm" style:legend-expansion-aspect-ratio="1.55771643663739" chart:style-name="ch4"/>
        <chart:plot-area chart:style-name="ch5" table:cell-range-address="Sheet1.A3:Sheet1.C8 Sheet1.A1:Sheet1.A1 Sheet1.C1:Sheet1.C1 Sheet1.E1:Sheet1.E1 Sheet1.E3:Sheet1.E8" chart:data-source-has-labels="row" svg:x="1.331cm" svg:y="2.138cm" svg:width="11.709cm" svg:height="5.701cm">
          <chart:coordinate-region svg:x="2.323cm" svg:y="2.337cm" svg:width="10.437cm" svg:height="4.855cm"/>
          <chart:axis chart:dimension="x" chart:name="primary-x" chart:style-name="ch6">
            <chart:title svg:x="5.501cm" svg:y="8.019cm" chart:style-name="ch7">
              <text:p>Distance Travelled (m)</text:p>
            </chart:title>
            <chart:grid chart:style-name="ch8" chart:class="major"/>
          </chart:axis>
          <chart:axis chart:dimension="y" chart:name="primary-y" chart:style-name="ch9">
            <chart:title svg:x="0.451cm" svg:y="6.593cm" chart:style-name="ch10">
              <text:p>Waste Collected (KG)</text:p>
            </chart:title>
            <chart:grid chart:style-name="ch8" chart:class="major"/>
          </chart:axis>
          <chart:series chart:style-name="ch11" chart:values-cell-range-address="Sheet1.A3:Sheet1.A8" chart:label-cell-address="Sheet1.A1:Sheet1.A1" chart:class="chart:scatter">
            <chart:domain table:cell-range-address="Sheet1.B3:Sheet1.B8"/>
            <chart:data-point chart:repeated="6"/>
          </chart:series>
          <chart:series chart:style-name="ch12" chart:values-cell-range-address="Sheet1.C3:Sheet1.C8" chart:label-cell-address="Sheet1.C1:Sheet1.C1" chart:class="chart:scatter">
            <chart:domain table:cell-range-address="Sheet1.D3:Sheet1.D8"/>
            <chart:data-point chart:repeated="6"/>
          </chart:series>
          <chart:series chart:style-name="ch13" chart:values-cell-range-address="Sheet1.E3:Sheet1.E8" chart:label-cell-address="Sheet1.E1:Sheet1.E1" chart:class="chart:scatter">
            <chart:domain table:cell-range-address="Sheet1.F3:Sheet1.F8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Region 2</text:p>
                <draw:g>
                  <svg:desc>Sheet1.C1:Sheet1.C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Region 3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79">
                <text:p>39.79</text:p>
                <draw:g>
                  <svg:desc>Sheet1.B3:Sheet1.B8</svg:desc>
                </draw:g>
              </table:table-cell>
              <table:table-cell office:value-type="float" office:value="999.89">
                <text:p>999.89</text:p>
                <draw:g>
                  <svg:desc>Sheet1.A3:Sheet1.A8</svg:desc>
                </draw:g>
              </table:table-cell>
              <table:table-cell office:value-type="float" office:value="63.11">
                <text:p>63.11</text:p>
                <draw:g>
                  <svg:desc>Sheet1.D3:Sheet1.D8</svg:desc>
                </draw:g>
              </table:table-cell>
              <table:table-cell office:value-type="float" office:value="997.36">
                <text:p>997.36</text:p>
                <draw:g>
                  <svg:desc>Sheet1.C3:Sheet1.C8</svg:desc>
                </draw:g>
              </table:table-cell>
              <table:table-cell office:value-type="float" office:value="59.22">
                <text:p>59.22</text:p>
                <draw:g>
                  <svg:desc>Sheet1.F3:Sheet1.F8</svg:desc>
                </draw:g>
              </table:table-cell>
              <table:table-cell office:value-type="float" office:value="999.4">
                <text:p>999.4</text:p>
                <draw:g>
                  <svg:desc>Sheet1.E3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58">
                <text:p>99.58</text:p>
              </table:table-cell>
              <table:table-cell office:value-type="float" office:value="1992.68">
                <text:p>1992.68</text:p>
              </table:table-cell>
              <table:table-cell office:value-type="float" office:value="129.37">
                <text:p>129.37</text:p>
              </table:table-cell>
              <table:table-cell office:value-type="float" office:value="1994.29">
                <text:p>1994.29</text:p>
              </table:table-cell>
              <table:table-cell office:value-type="float" office:value="119.51">
                <text:p>119.51</text:p>
              </table:table-cell>
              <table:table-cell office:value-type="float" office:value="1984.23">
                <text:p>1984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.05">
                <text:p>142.05</text:p>
              </table:table-cell>
              <table:table-cell office:value-type="float" office:value="2989.61">
                <text:p>2989.61</text:p>
              </table:table-cell>
              <table:table-cell office:value-type="float" office:value="195.04">
                <text:p>195.04</text:p>
              </table:table-cell>
              <table:table-cell office:value-type="float" office:value="2997.77">
                <text:p>2997.77</text:p>
              </table:table-cell>
              <table:table-cell office:value-type="float" office:value="180.71">
                <text:p>180.71</text:p>
              </table:table-cell>
              <table:table-cell office:value-type="float" office:value="2979.87">
                <text:p>2979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.59">
                <text:p>208.59</text:p>
              </table:table-cell>
              <table:table-cell office:value-type="float" office:value="3989.43">
                <text:p>3989.43</text:p>
              </table:table-cell>
              <table:table-cell office:value-type="float" office:value="279.63">
                <text:p>279.63</text:p>
              </table:table-cell>
              <table:table-cell office:value-type="float" office:value="3986.17">
                <text:p>3986.17</text:p>
              </table:table-cell>
              <table:table-cell office:value-type="float" office:value="241.8">
                <text:p>241.8</text:p>
              </table:table-cell>
              <table:table-cell office:value-type="float" office:value="3977.46">
                <text:p>3977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1.16">
                <text:p>321.16</text:p>
              </table:table-cell>
              <table:table-cell office:value-type="float" office:value="4961.06">
                <text:p>4961.06</text:p>
              </table:table-cell>
              <table:table-cell office:value-type="float" office:value="345.68">
                <text:p>345.68</text:p>
              </table:table-cell>
              <table:table-cell office:value-type="float" office:value="4966.69">
                <text:p>4966.69</text:p>
              </table:table-cell>
              <table:table-cell office:value-type="float" office:value="322.97">
                <text:p>322.97</text:p>
              </table:table-cell>
              <table:table-cell office:value-type="float" office:value="4964.88">
                <text:p>4964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2.89">
                <text:p>362.89</text:p>
              </table:table-cell>
              <table:table-cell office:value-type="float" office:value="5282.82">
                <text:p>5282.82</text:p>
              </table:table-cell>
              <table:table-cell office:value-type="float" office:value="433.19">
                <text:p>433.19</text:p>
              </table:table-cell>
              <table:table-cell office:value-type="float" office:value="5959.62">
                <text:p>5959.62</text:p>
              </table:table-cell>
              <table:table-cell office:value-type="float" office:value="373.26">
                <text:p>373.26</text:p>
              </table:table-cell>
              <table:table-cell office:value-type="float" office:value="5179.85">
                <text:p>5179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4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74cm" svg:y="0.316cm" chart:style-name="ch2">
          <text:p>Distance VS Garbage</text:p>
        </chart:title>
        <chart:subtitle svg:x="6.303cm" svg:y="1.275cm" chart:style-name="ch3">
          <text:p>For restricted case</text:p>
        </chart:subtitle>
        <chart:legend chart:legend-position="end" svg:x="12.867cm" svg:y="4.021cm" style:legend-expansion="custom" svg:width="2.483cm" svg:height="1.594cm" style:legend-expansion-aspect-ratio="1.55771643663739" chart:style-name="ch4"/>
        <chart:plot-area chart:style-name="ch5" table:cell-range-address="Sheet1.D3:Sheet1.F8 Sheet1.A3:Sheet1.B8 Sheet1.A1:Sheet1.A1 Sheet1.C1:Sheet1.C1 Sheet1.E1:Sheet1.E1" chart:data-source-has-labels="both" svg:x="1.331cm" svg:y="2.138cm" svg:width="11.656cm" svg:height="5.701cm">
          <chart:coordinate-region svg:x="2.138cm" svg:y="2.337cm" svg:width="10.477cm" svg:height="4.855cm"/>
          <chart:axis chart:dimension="x" chart:name="primary-x" chart:style-name="ch6" chartooo:axis-type="auto">
            <chart:title svg:x="5.369cm" svg:y="8.019cm" chart:style-name="ch7">
              <text:p>Garbage Collected (KG)</text:p>
            </chart:title>
            <chart:categories table:cell-range-address="Sheet1.E3:Sheet1.E8"/>
          </chart:axis>
          <chart:axis chart:dimension="y" chart:name="primary-y" chart:style-name="ch8">
            <chart:title svg:x="0.451cm" svg:y="6.672cm" chart:style-name="ch9">
              <text:p>Distance Travelled (m)</text:p>
            </chart:title>
          </chart:axis>
          <chart:series chart:style-name="ch10" chart:values-cell-range-address="Sheet1.B3:Sheet1.B8" chart:label-cell-address="Sheet1.A1:Sheet1.A1" chart:class="chart:scatter">
            <chart:domain table:cell-range-address="Sheet1.A3:Sheet1.A8"/>
            <chart:data-point chart:repeated="6"/>
          </chart:series>
          <chart:series chart:style-name="ch11" chart:values-cell-range-address="Sheet1.D3:Sheet1.D8" chart:label-cell-address="Sheet1.C1:Sheet1.C1" chart:class="chart:scatter">
            <chart:domain table:cell-range-address="Sheet1.C3:Sheet1.C8"/>
            <chart:data-point chart:repeated="6"/>
          </chart:series>
          <chart:series chart:style-name="ch12" chart:values-cell-range-address="Sheet1.F3:Sheet1.F8" chart:label-cell-address="Sheet1.E1:Sheet1.E1" chart:class="chart:scatter">
            <chart:domain table:cell-range-address="Sheet1.E3:Sheet1.E8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gion 2</text:p>
                <draw:g>
                  <svg:desc>Sheet1.C1:Sheet1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Region 3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999.4">
                <text:p>999.4</text:p>
                <draw:g>
                  <svg:desc>Sheet1.E3:Sheet1.E8</svg:desc>
                </draw:g>
              </table:table-cell>
              <table:table-cell office:value-type="float" office:value="999.89">
                <text:p>999.89</text:p>
                <draw:g>
                  <svg:desc>Sheet1.A3:Sheet1.A8</svg:desc>
                </draw:g>
              </table:table-cell>
              <table:table-cell office:value-type="float" office:value="39.79">
                <text:p>39.79</text:p>
                <draw:g>
                  <svg:desc>Sheet1.B3:Sheet1.B8</svg:desc>
                </draw:g>
              </table:table-cell>
              <table:table-cell office:value-type="float" office:value="997.36">
                <text:p>997.36</text:p>
                <draw:g>
                  <svg:desc>Sheet1.C3:Sheet1.C8</svg:desc>
                </draw:g>
              </table:table-cell>
              <table:table-cell office:value-type="float" office:value="63.11">
                <text:p>63.11</text:p>
                <draw:g>
                  <svg:desc>Sheet1.D3:Sheet1.D8</svg:desc>
                </draw:g>
              </table:table-cell>
              <table:table-cell office:value-type="float" office:value="999.4">
                <text:p>999.4</text:p>
                <draw:g>
                  <svg:desc>Sheet1.E3:Sheet1.E8</svg:desc>
                </draw:g>
              </table:table-cell>
              <table:table-cell office:value-type="float" office:value="59.22">
                <text:p>59.22</text:p>
                <draw:g>
                  <svg:desc>Sheet1.F3:Sheet1.F8</svg:desc>
                </draw:g>
              </table:table-cell>
            </table:table-row>
            <table:table-row>
              <table:table-cell office:value-type="float" office:value="1984.23">
                <text:p>1984.23</text:p>
              </table:table-cell>
              <table:table-cell office:value-type="float" office:value="1992.68">
                <text:p>1992.68</text:p>
              </table:table-cell>
              <table:table-cell office:value-type="float" office:value="99.58">
                <text:p>99.58</text:p>
              </table:table-cell>
              <table:table-cell office:value-type="float" office:value="1994.29">
                <text:p>1994.29</text:p>
              </table:table-cell>
              <table:table-cell office:value-type="float" office:value="129.37">
                <text:p>129.37</text:p>
              </table:table-cell>
              <table:table-cell office:value-type="float" office:value="1984.23">
                <text:p>1984.23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float" office:value="2979.87">
                <text:p>2979.87</text:p>
              </table:table-cell>
              <table:table-cell office:value-type="float" office:value="2989.61">
                <text:p>2989.61</text:p>
              </table:table-cell>
              <table:table-cell office:value-type="float" office:value="142.05">
                <text:p>142.05</text:p>
              </table:table-cell>
              <table:table-cell office:value-type="float" office:value="2997.77">
                <text:p>2997.77</text:p>
              </table:table-cell>
              <table:table-cell office:value-type="float" office:value="195.04">
                <text:p>195.04</text:p>
              </table:table-cell>
              <table:table-cell office:value-type="float" office:value="2979.87">
                <text:p>2979.87</text:p>
              </table:table-cell>
              <table:table-cell office:value-type="float" office:value="180.71">
                <text:p>180.71</text:p>
              </table:table-cell>
            </table:table-row>
            <table:table-row>
              <table:table-cell office:value-type="float" office:value="3977.46">
                <text:p>3977.46</text:p>
              </table:table-cell>
              <table:table-cell office:value-type="float" office:value="3989.43">
                <text:p>3989.43</text:p>
              </table:table-cell>
              <table:table-cell office:value-type="float" office:value="208.59">
                <text:p>208.59</text:p>
              </table:table-cell>
              <table:table-cell office:value-type="float" office:value="3986.17">
                <text:p>3986.17</text:p>
              </table:table-cell>
              <table:table-cell office:value-type="float" office:value="279.63">
                <text:p>279.63</text:p>
              </table:table-cell>
              <table:table-cell office:value-type="float" office:value="3977.46">
                <text:p>3977.46</text:p>
              </table:table-cell>
              <table:table-cell office:value-type="float" office:value="241.8">
                <text:p>241.8</text:p>
              </table:table-cell>
            </table:table-row>
            <table:table-row>
              <table:table-cell office:value-type="float" office:value="4964.88">
                <text:p>4964.88</text:p>
              </table:table-cell>
              <table:table-cell office:value-type="float" office:value="4961.06">
                <text:p>4961.06</text:p>
              </table:table-cell>
              <table:table-cell office:value-type="float" office:value="321.16">
                <text:p>321.16</text:p>
              </table:table-cell>
              <table:table-cell office:value-type="float" office:value="4966.69">
                <text:p>4966.69</text:p>
              </table:table-cell>
              <table:table-cell office:value-type="float" office:value="345.68">
                <text:p>345.68</text:p>
              </table:table-cell>
              <table:table-cell office:value-type="float" office:value="4964.88">
                <text:p>4964.88</text:p>
              </table:table-cell>
              <table:table-cell office:value-type="float" office:value="322.97">
                <text:p>322.97</text:p>
              </table:table-cell>
            </table:table-row>
            <table:table-row>
              <table:table-cell office:value-type="float" office:value="5179.85">
                <text:p>5179.85</text:p>
              </table:table-cell>
              <table:table-cell office:value-type="float" office:value="5282.82">
                <text:p>5282.82</text:p>
              </table:table-cell>
              <table:table-cell office:value-type="float" office:value="362.89">
                <text:p>362.89</text:p>
              </table:table-cell>
              <table:table-cell office:value-type="float" office:value="5959.62">
                <text:p>5959.62</text:p>
              </table:table-cell>
              <table:table-cell office:value-type="float" office:value="433.19">
                <text:p>433.19</text:p>
              </table:table-cell>
              <table:table-cell office:value-type="float" office:value="5179.85">
                <text:p>5179.85</text:p>
              </table:table-cell>
              <table:table-cell office:value-type="float" office:value="373.26">
                <text:p>373.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